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variant="normal" fo:text-transform="none" fo:color="#24292e" style:font-name="apple-system" fo:letter-spacing="normal" fo:font-style="normal" fo:font-weight="bold"/>
    </style:style>
    <style:style style:name="P2" style:family="paragraph" style:parent-style-name="Heading_20_3">
      <style:paragraph-properties fo:margin-left="0cm" fo:margin-right="0cm" fo:margin-top="0.635cm" fo:margin-bottom="0.423cm" loext:contextual-spacing="false" fo:line-height="125%" fo:orphans="2" fo:widows="2" fo:text-indent="0cm" style:auto-text-indent="false"/>
    </style:style>
    <style:style style:name="P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4" style:family="paragraph" style:parent-style-name="Text_20_body">
      <style:paragraph-properties fo:margin-left="0cm" fo:margin-right="0cm" fo:margin-top="0cm" fo:margin-bottom="0.423cm" loext:contextual-spacing="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6"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T1" style:family="text">
      <style:text-properties fo:font-variant="normal" fo:text-transform="none" fo:color="#24292e" style:font-name="apple-system" fo:font-size="12pt" fo:letter-spacing="normal" fo:font-style="normal" fo:font-weight="bold"/>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letter-spacing="normal" fo:font-style="normal" fo:font-weight="bold"/>
    </style:style>
    <style:style style:name="T4"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lcome to the boeing-w1-matchmaker wiki!</text:p>
      <text:p text:style-name="P4"><text:span text:style-name="Strong_20_Emphasis"><text:span text:style-name="T1">Problem statement</text:span></text:span><text:span text:style-name="T2"> :-</text:span></text:p>
      <text:p text:style-name="P3">We are trying to solve the matchmaking problem in the domain of IT skills.</text:p>
      <text:p text:style-name="P3">The problem is how to find a stable matching between two entities: A search entity and a Profile entity. We are trying to do a matching by mapping from the elements of one entity to the elements of the other.</text:p>
      <text:p text:style-name="P3">A user can create profiles in the system. The system is responsible for indexing the profile against an ontology of skills and other attributes, such as city, projects, organization, and so on.</text:p>
      <text:p text:style-name="Horizontal_20_Line"/>
      <text:p text:style-name="P4"><text:span text:style-name="Strong_20_Emphasis"><text:span text:style-name="T1">Objective</text:span></text:span></text:p>
      <text:p text:style-name="P3">Our Objective is to Create an efficient matchmaking algorithm which is suitable to map the organisation's requirements to assign the perfect match. The idea is to solve the problem which persists regarding the matchmaking algorithm as it is not always efficient.</text:p>
      <text:p text:style-name="P3">Given below is the rudimentary workflow that guides a user to post , update and delete his profile.</text:p>
      <text:p text:style-name="Standard"/>
      <text:p text:style-name="Standard">```javascript</text:p>
      <text:p text:style-name="Standard"/>
      <text:p text:style-name="Standard">Input:</text:p>
      <text:p text:style-name="Standard"/>
      <text:p text:style-name="Standard">{</text:p>
      <text:p text:style-name="Standard"><text:tab/>"Section": [{</text:p>
      <text:p text:style-name="Standard"><text:tab/><text:tab/><text:tab/>"section_id": "EXPERIENCE",</text:p>
      <text:p text:style-name="Standard"><text:tab/><text:tab/><text:tab/>"chicklets": [{</text:p>
      <text:p text:style-name="Standard"><text:tab/><text:tab/><text:tab/><text:tab/><text:tab/>"chickletid": "WORKEXPERIENCE",</text:p>
      <text:p text:style-name="Standard"><text:tab/><text:tab/><text:tab/><text:tab/><text:tab/>"chicklet_data": {</text:p>
      <text:p text:style-name="Standard"><text:tab/><text:tab/><text:tab/><text:tab/><text:tab/><text:tab/>"profileId": {</text:p>
      <text:p text:style-name="Standard"><text:tab/><text:tab/><text:tab/><text:tab/><text:tab/><text:tab/><text:tab/>"value": "1"</text:p>
      <text:p text:style-name="Standard"><text:tab/><text:tab/><text:tab/><text:tab/><text:tab/><text:tab/>},</text:p>
      <text:p text:style-name="Standard"><text:tab/><text:tab/><text:tab/><text:tab/><text:tab/><text:tab/>"organizationName": {</text:p>
      <text:p text:style-name="Standard"><text:tab/><text:tab/><text:tab/><text:tab/><text:tab/><text:tab/><text:tab/>"value": "Morgan-stanley",</text:p>
      <text:p text:style-name="Standard"><text:tab/><text:tab/><text:tab/><text:tab/><text:tab/><text:tab/><text:tab/>"question": "enter Company name worked or working"</text:p>
      <text:p text:style-name="Standard"><text:tab/><text:tab/><text:tab/><text:tab/><text:tab/><text:tab/>},</text:p>
      <text:p text:style-name="Standard"><text:tab/><text:tab/><text:tab/><text:tab/><text:tab/><text:tab/>"role": {</text:p>
      <text:p text:style-name="Standard"><text:tab/><text:tab/><text:tab/><text:tab/><text:tab/><text:tab/><text:tab/>"value": "Software-Developer",</text:p>
      <text:p text:style-name="Standard"><text:tab/><text:tab/><text:tab/><text:tab/><text:tab/><text:tab/><text:tab/>"question": "please enter designation"</text:p>
      <text:p text:style-name="Standard"><text:tab/><text:tab/><text:tab/><text:tab/><text:tab/><text:tab/>},</text:p>
      <text:p text:style-name="Standard"><text:tab/><text:tab/><text:tab/><text:tab/><text:tab/><text:tab/>"startDate": {</text:p>
      <text:p text:style-name="Standard"><text:tab/><text:tab/><text:tab/><text:tab/><text:tab/><text:tab/><text:tab/>"value": "05/06/2012",</text:p>
      <text:p text:style-name="Standard"><text:tab/><text:tab/><text:tab/><text:tab/><text:tab/><text:tab/><text:tab/>"question": "please enter starting date"</text:p>
      <text:p text:style-name="Standard"><text:tab/><text:tab/><text:tab/><text:tab/><text:tab/><text:tab/>},</text:p>
      <text:p text:style-name="Standard"><text:soft-page-break/><text:tab/><text:tab/><text:tab/><text:tab/><text:tab/><text:tab/>"endDate": {</text:p>
      <text:p text:style-name="Standard"><text:tab/><text:tab/><text:tab/><text:tab/><text:tab/><text:tab/><text:tab/>"value": "05/05/2017",</text:p>
      <text:p text:style-name="Standard"><text:tab/><text:tab/><text:tab/><text:tab/><text:tab/><text:tab/><text:tab/>"question": "please enter end date if exist"</text:p>
      <text:p text:style-name="Standard"><text:tab/><text:tab/><text:tab/><text:tab/><text:tab/><text:tab/>}</text:p>
      <text:p text:style-name="Standard"><text:tab/><text:tab/><text:tab/><text:tab/><text:tab/>}</text:p>
      <text:p text:style-name="Standard"/>
      <text:p text:style-name="Standard"><text:tab/><text:tab/><text:tab/><text:tab/>]</text:p>
      <text:p text:style-name="Standard"><text:tab/><text:tab/><text:tab/>}]</text:p>
      <text:p text:style-name="Standard"><text:tab/>}</text:p>
      <text:p text:style-name="Standard"/>
      <text:p text:style-name="Standard">```</text:p>
      <text:p text:style-name="Standard"/>
      <text:p text:style-name="Standard"/>
      <text:p text:style-name="Standard">```javascript</text:p>
      <text:p text:style-name="Standard"/>
      <text:p text:style-name="Standard">Output:</text:p>
      <text:p text:style-name="Standard"/>
      <text:p text:style-name="Standard">{</text:p>
      <text:p text:style-name="Standard"><text:tab/>"SourceNodeType": "Experience",</text:p>
      <text:p text:style-name="Standard"><text:tab/>"SourceNodeProperty": {</text:p>
      <text:p text:style-name="Standard"><text:tab/><text:tab/>"profileId": "1",</text:p>
      <text:p text:style-name="Standard"><text:tab/><text:tab/>"organizationName": "Morgan Stanley",</text:p>
      <text:p text:style-name="Standard"><text:tab/><text:tab/>"role": "software Developer",</text:p>
      <text:p text:style-name="Standard"><text:tab/><text:tab/>"startDate": "01/06/2009",</text:p>
      <text:p text:style-name="Standard"><text:tab/><text:tab/>"endDate": "01/09/2015"</text:p>
      <text:p text:style-name="Standard"><text:tab/>},</text:p>
      <text:p text:style-name="Standard"><text:tab/>"TragetNodeType": "Profile",</text:p>
      <text:p text:style-name="Standard"><text:tab/>"TargetNodeProperty": {</text:p>
      <text:p text:style-name="Standard"><text:tab/><text:tab/>"id": "1"</text:p>
      <text:p text:style-name="Standard"><text:tab/>},</text:p>
      <text:p text:style-name="Standard"><text:tab/>"RelationshipName": "",</text:p>
      <text:p text:style-name="Standard"><text:tab/>"RelationshipProperty": {</text:p>
      <text:p text:style-name="Standard"><text:tab/><text:tab/>"ExperienceWeight": "9"</text:p>
      <text:p text:style-name="Standard"><text:tab/>},</text:p>
      <text:p text:style-name="Standard"><text:tab/>"Message": "Create"</text:p>
      <text:p text:style-name="Standard">}</text:p>
      <text:p text:style-name="Standard"/>
      <text:p text:style-name="Standard"/>
      <text:p text:style-name="Standard">```</text:p>
      <text:p text:style-name="Standard"/>
      <text:p text:style-name="Standard"/>
      <text:p text:style-name="Standard">![](https://github.com/shaheed10/Project_images/blob/master/Untitled%20Diagram.png)</text:p>
      <text:p text:style-name="Standard"/>
      <text:p text:style-name="Standard"/>
      <text:p text:style-name="Standard">```javascipt</text:p>
      <text:p text:style-name="Standard">Docker</text:p>
      <text:p text:style-name="Standard"/>
      <text:p text:style-name="Standard">//Dockerfile in Spring STS</text:p>
      <text:p text:style-name="Standard"/>
      <text:p text:style-name="Standard">FROM java:8</text:p>
      <text:p text:style-name="Standard"/>
      <text:p text:style-name="Standard">RUN mkdir /src</text:p>
      <text:p text:style-name="Standard"/>
      <text:p text:style-name="Standard">WORKDIR /src</text:p>
      <text:p text:style-name="Standard"/>
      <text:p text:style-name="Standard">COPY target/experience-microservice-0.0.1-SNAPSHOT.jar /src/user.jar</text:p>
      <text:p text:style-name="Standard"/>
      <text:p text:style-name="Standard"><text:soft-page-break/>EXPOSE 8080</text:p>
      <text:p text:style-name="Standard"/>
      <text:p text:style-name="Standard">RUN sh -c 'touch /src/user.jar'</text:p>
      <text:p text:style-name="Standard"/>
      <text:p text:style-name="Standard">ENTRYPOINT ["java","-jar","/src/user.jar"]</text:p>
      <text:p text:style-name="Standard"/>
      <text:p text:style-name="Standard"/>
      <text:p text:style-name="Standard">//DockerCompose file</text:p>
      <text:p text:style-name="Standard">version: '2.1'</text:p>
      <text:p text:style-name="Standard"/>
      <text:p text:style-name="Standard">services:</text:p>
      <text:p text:style-name="Standard"/>
      <text:p text:style-name="Standard"><text:s text:c="2"/>exp-service:</text:p>
      <text:p text:style-name="Standard"><text:s text:c="4"/>build: experience-microservice/</text:p>
      <text:p text:style-name="Standard"><text:s text:c="4"/>image: exp-service</text:p>
      <text:p text:style-name="Standard"><text:s text:c="4"/>restart: always</text:p>
      <text:p text:style-name="Standard"><text:s text:c="4"/>network_mode: "host"</text:p>
      <text:p text:style-name="Standard"><text:s text:c="4"/>hostname: localhost</text:p>
      <text:p text:style-name="Standard"><text:s text:c="4"/>ports:</text:p>
      <text:p text:style-name="Standard"><text:s text:c="6"/>- 8080:8080</text:p>
      <text:p text:style-name="Standard"><text:s text:c="4"/>healthcheck:</text:p>
      <text:p text:style-name="Standard"><text:s text:c="6"/>test: "exit 0"</text:p>
      <text:p text:style-name="Standard"/>
      <text:p text:style-name="Standard">```</text:p>
      <text:p text:style-name="Standard"/>
      <text:p text:style-name="Standard"/>
      <text:p text:style-name="Standard"/>
      <text:p text:style-name="Standard"/>
      <text:p text:style-name="Standard"/>
      <text:p text:style-name="Standard"/>
      <text:h text:style-name="P1" text:outline-level="3">Steps to install neo4j in your pc(Ubuntu)</text:h>
      <text:h text:style-name="P2" text:outline-level="3"><text:bookmark text:name="user-content-installing-neo4j"/><text:span text:style-name="Strong_20_Emphasis"><text:span text:style-name="T3">Installing Neo4j</text:span></text:span></text:h>
      <text:p text:style-name="P4"><text:span text:style-name="Strong_20_Emphasis"><text:span text:style-name="T1">First we’ll add the repository key to our keychain.</text:span></text:span></text:p>
      <text:p text:style-name="P4"><text:span text:style-name="T2">wget --no-check-certificate -O - </text:span><text:a xlink:type="simple" xlink:href="https://debian.neo4j.org/neotechnology.gpg.key" text:style-name="Internet_20_link" text:visited-style-name="Visited_20_Internet_20_Link"><text:span text:style-name="T4">https://debian.neo4j.org/neotechnology.gpg.key</text:span></text:a><text:span text:style-name="T2"> | sudo apt-key add -</text:span></text:p>
      <text:p text:style-name="P4"><text:span text:style-name="Strong_20_Emphasis"><text:span text:style-name="T1">Then add the repository to the list of apt sources.</text:span></text:span></text:p>
      <text:p text:style-name="P4"><text:span text:style-name="T2">echo 'deb </text:span><text:a xlink:type="simple" xlink:href="http://debian.neo4j.org/repo" text:style-name="Internet_20_link" text:visited-style-name="Visited_20_Internet_20_Link"><text:span text:style-name="T4">http://debian.neo4j.org/repo</text:span></text:a><text:span text:style-name="T2"> stable/' | sudo tee /etc/apt/sources.list.d/neo4j.list</text:span></text:p>
      <text:p text:style-name="P4"><text:span text:style-name="Strong_20_Emphasis"><text:span text:style-name="T1">Finally update the repository information</text:span></text:span></text:p>
      <text:p text:style-name="P3">sudo apt update</text:p>
      <text:p text:style-name="P4"><text:span text:style-name="Strong_20_Emphasis"><text:span text:style-name="T1">now Install Neo4j</text:span></text:span></text:p>
      <text:p text:style-name="P3">sudo apt install neo4j</text:p>
      <text:p text:style-name="P3"><text:soft-page-break/>The server should have started automatically or you can start it with</text:p>
      <text:p text:style-name="P3">sudo service neo4j start</text:p>
      <text:p text:style-name="P3">If necessary the server can be stopped with</text:p>
      <text:p text:style-name="P3">sudo service neo4j stop</text:p>
      <text:h text:style-name="P6" text:outline-level="2"><text:bookmark text:name="user-content-import-data-into-your-neo4j-database-using-neo4j-commands"/>Import data into your neo4j database using neo4j commands</text:h>
      <text:p text:style-name="P3">To import the data into your neo4j database you first need to download the data from</text:p>
      <text:p text:style-name="P3">then stop the service using the</text:p>
      <text:p text:style-name="P3">sudo service neo4j stop</text:p>
      <text:p text:style-name="P4"><text:span text:style-name="Strong_20_Emphasis"><text:span text:style-name="T1">Now use this command to import data:</text:span></text:span></text:p>
      <text:p text:style-name="P3">sudo neo4j-admin load --from=/home/simran/Desktop/graph.db.dump --database=graph.db --force</text:p>
      <text:p text:style-name="P3">/home/simran/Desktop/graph.db.dump -&gt; path of the downloaded file</text:p>
      <text:p text:style-name="P3">Now to start the service again first run this command:</text:p>
      <text:p text:style-name="P3">sudo neo4j start and</text:p>
      <text:p text:style-name="P3">then start the service using the</text:p>
      <text:p text:style-name="P3">sudo service neo4j start</text:p>
      <text:p text:style-name="P3">To check the status of your neo4j service this command can be used:</text:p>
      <text:p text:style-name="P5">sudo service neo4j stat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17:02:17.468103991</meta:creation-date>
    <dc:date>2018-09-06T17:04:42.158324289</dc:date>
    <meta:editing-duration>PT2M26S</meta:editing-duration>
    <meta:editing-cycles>1</meta:editing-cycles>
    <meta:document-statistic meta:table-count="0" meta:image-count="0" meta:object-count="0" meta:page-count="4" meta:paragraph-count="114" meta:word-count="497" meta:character-count="3722" meta:non-whitespace-character-count="3124"/>
    <meta:generator>LibreOffice/6.0.3.2$Linux_X86_64 LibreOffice_project/00m0$Build-2</meta:generator>
  </office:meta>
</office:document-meta>
</file>